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none" officeooo:rsid="001509d7" officeooo:paragraph-rsid="00059cf8"/>
    </style:style>
    <style:style style:name="P2" style:family="paragraph" style:parent-style-name="Standard">
      <style:text-properties style:text-underline-style="none" officeooo:rsid="000ff201" officeooo:paragraph-rsid="00059cf8"/>
    </style:style>
    <style:style style:name="P3" style:family="paragraph" style:parent-style-name="Standard">
      <style:text-properties officeooo:rsid="000ff201" officeooo:paragraph-rsid="00059cf8"/>
    </style:style>
    <style:style style:name="P4" style:family="paragraph" style:parent-style-name="Standard">
      <style:text-properties officeooo:rsid="000dcc86" officeooo:paragraph-rsid="00059cf8"/>
    </style:style>
    <style:style style:name="P5" style:family="paragraph" style:parent-style-name="Standard">
      <style:text-properties officeooo:rsid="00109550" officeooo:paragraph-rsid="00059cf8"/>
    </style:style>
    <style:style style:name="P6" style:family="paragraph" style:parent-style-name="Standard">
      <style:text-properties officeooo:rsid="0011d804" officeooo:paragraph-rsid="00059cf8"/>
    </style:style>
    <style:style style:name="P7" style:family="paragraph" style:parent-style-name="Standard">
      <style:text-properties officeooo:rsid="0016c19a" officeooo:paragraph-rsid="00059cf8"/>
    </style:style>
    <style:style style:name="P8" style:family="paragraph" style:parent-style-name="Standard">
      <style:text-properties officeooo:rsid="00181651" officeooo:paragraph-rsid="00059cf8"/>
    </style:style>
    <style:style style:name="T1" style:family="text">
      <style:text-properties officeooo:rsid="000df4aa"/>
    </style:style>
    <style:style style:name="T2" style:family="text">
      <style:text-properties officeooo:rsid="000ff201"/>
    </style:style>
    <style:style style:name="T3" style:family="text">
      <style:text-properties style:text-underline-style="none"/>
    </style:style>
    <style:style style:name="T4" style:family="text">
      <style:text-properties style:text-underline-style="none" officeooo:rsid="000df4aa"/>
    </style:style>
    <style:style style:name="T5" style:family="text">
      <style:text-properties style:text-underline-style="none" officeooo:rsid="001036df"/>
    </style:style>
    <style:style style:name="T6" style:family="text">
      <style:text-properties style:text-underline-style="none" officeooo:rsid="00193dc6"/>
    </style:style>
    <style:style style:name="T7" style:family="text">
      <style:text-properties officeooo:rsid="0012a72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roducción Teórica</text:p>
      <text:p text:style-name="P4"/>
      <text:p text:style-name="P4">Un alto horno es un cilindro con paredes de un cierto ancho. <text:span text:style-name="T1">Dentro del mismo, se realiza la fusión de metales a temperaturas muy elevadas. Resulta útil calcular la isoterma de algún valor critico dentro de la pared, para prevenir que su estructura externa colapse.</text:span></text:p>
      <text:p text:style-name="P4">El objetivo del siguiente trabajo es, dadas las temperaturas internas y externas de las paredes de un alto horno y un valor, estimar la isoterma <text:span text:style-name="T1">de ese valor.</text:span></text:p>
      <text:p text:style-name="P4">Al calcular la isoterma, <text:span text:style-name="T1">se va</text:span> a considerar un corte transversal de <text:span text:style-name="T2">dicho horno</text:span>. <text:span text:style-name="T1">Para trabajar este problema computacionalmente, se </text:span><text:span text:style-name="T4">discretizará</text:span><text:span text:style-name="T1"> el dominio en coordenadas polares. <text:s/></text:span></text:p>
      <text:p text:style-name="P3">Se utilizará la ecuación de Laplace que permite relacionar cada punto del dominio con sus 4 vecinos. Esto genera un sistema de ecuaciones lineales que será resuelto utilizando los métodos numéricos de eliminación gaussiana y factorización LU. </text:p>
      <text:p text:style-name="P5">La eliminación gaussiana consiste en convertir la matriz del sistema en una matriz triangular superior y de esta forma simplificar el cálculo de las incógnitas utilizando sustitución hacia atrás.</text:p>
      <text:p text:style-name="P6">La factorización LU es un método similar al anterior pero no modifica el vector resultado y guarda los cambios que se le realizan a la matriz generada por el sistema al triangularla. Esto hace que para un mismo sistema de ecuaciones lineales con distintos resultados no sea necesario recalcular para cada uno la matriz triangulada, si <text:s/>no que se <text:span text:style-name="T7">realiza</text:span> solo una vez y luego se afecta al vector resultado con los cambios guardados. </text:p>
      <text:p text:style-name="P2"/>
      <text:p text:style-name="P2">//Ecuación de Laplace: </text:p>
      <text:p text:style-name="P3"><text:span text:style-name="T3">//buscar </text:span><text:span text:style-name="T5">citas en libros sobre eliminación gaussiana y factorización LU </text:span><text:span text:style-name="T3"><text:s/></text:span></text:p>
      <text:p text:style-name="P2"/>
      <text:p text:style-name="P1">Desarrollo</text:p>
      <text:p text:style-name="P1"/>
      <text:p text:style-name="P7"><text:span text:style-name="T3">Dados los </text:span><text:span text:style-name="T6">parámetros</text:span><text:span text:style-name="T3"> de entrada, creamos una matriz asociada al sistema relacionando cada uno de los puntos del dominio con sus vecinos a </text:span><text:span text:style-name="T6">través</text:span><text:span text:style-name="T3"> de la </text:span><text:span text:style-name="T6">ecuación</text:span><text:span text:style-name="T3"> de Laplace. </text:span></text:p>
      <text:p text:style-name="P8"><text:span text:style-name="T6">Así</text:span><text:span text:style-name="T3"> formamos una matriz diagonal dominante, lo que nos permite asegurarnos que el </text:span><text:span text:style-name="T6">método</text:span><text:span text:style-name="T3"> de </text:span><text:span text:style-name="T6">eliminación</text:span><text:span text:style-name="T3"> gaussiana se va a poder llevar a cabo sin necesidad de intercambiar filas, es decir, sin pivoteo. </text:span></text:p>
      <text:p text:style-name="P1"/>
      <text:p text:style-name="P1"/>
      <text:p text:style-name="P1"/>
      <text:p text:style-name="P1"><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31T10:29:38.153837337</meta:creation-date>
    <dc:date>2015-08-31T10:30:29.988673132</dc:date>
    <meta:editing-duration>P0D</meta:editing-duration>
    <meta:editing-cycles>1</meta:editing-cycles>
    <meta:document-statistic meta:table-count="0" meta:image-count="0" meta:object-count="0" meta:page-count="1" meta:paragraph-count="13" meta:word-count="317" meta:character-count="1975" meta:non-whitespace-character-count="1659"/>
    <meta:generator>LibreOffice/4.2.8.2$Linux_X86_64 LibreOffice_project/420m0$Build-2</meta:generator>
  </office:meta>
</office:document-meta>
</file>